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Obj102" manifest:media-type="application/vnd.sun.star.oleobject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in" table:align="margins" style:writing-mode="lr-tb"/>
    </style:style>
    <style:style style:name="Table1.A" style:family="table-column">
      <style:table-column-properties style:column-width="1.5in" style:rel-column-width="16383*"/>
    </style:style>
    <style:style style:name="Table1.D" style:family="table-column">
      <style:table-column-properties style:column-width="1.5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5in" fo:margin-right="0in" fo:text-indent="-0.5in" style:auto-text-indent="false"/>
    </style:style>
    <style:style style:name="P2" style:family="paragraph" style:parent-style-name="Standard">
      <style:paragraph-properties fo:margin-left="0.5in" fo:margin-right="0in" fo:text-indent="-0.5in" style:auto-text-indent="false"/>
      <style:text-properties style:font-name="Courier New" style:font-name-complex="Courier New1"/>
    </style:style>
    <style:style style:name="P3" style:family="paragraph" style:parent-style-name="Standard">
      <style:paragraph-properties fo:margin-left="0.5in" fo:margin-right="0in" fo:text-indent="-0.5in" style:auto-text-indent="false"/>
      <style:text-properties fo:font-weight="bold" style:font-weight-asian="bold"/>
    </style:style>
    <style:style style:name="P4" style:family="paragraph" style:parent-style-name="Standard">
      <style:paragraph-properties fo:margin-left="0.5in" fo:margin-right="0in" fo:text-indent="-0.5in" style:auto-text-indent="false"/>
      <style:text-properties fo:font-weight="bold" officeooo:rsid="000b8045" officeooo:paragraph-rsid="000b8045" style:font-weight-asian="bold" style:font-weight-complex="bold"/>
    </style:style>
    <style:style style:name="P5" style:family="paragraph" style:parent-style-name="Standard">
      <style:paragraph-properties fo:margin-left="0.5in" fo:margin-right="0in" fo:text-indent="-0.5in" style:auto-text-indent="false"/>
      <style:text-properties fo:font-weight="bold" officeooo:rsid="000c6e16" officeooo:paragraph-rsid="000c6e16" style:font-weight-asian="bold" style:font-weight-complex="bold"/>
    </style:style>
    <style:style style:name="P6" style:family="paragraph" style:parent-style-name="Standard">
      <style:paragraph-properties fo:margin-left="0.5in" fo:margin-right="0in" fo:text-indent="-0.5in" style:auto-text-indent="false"/>
      <style:text-properties fo:font-weight="normal" officeooo:rsid="000b8045" officeooo:paragraph-rsid="000b8045" style:font-weight-asian="normal" style:font-weight-complex="normal"/>
    </style:style>
    <style:style style:name="P7" style:family="paragraph" style:parent-style-name="Standard">
      <style:paragraph-properties fo:margin-left="0.5in" fo:margin-right="0in" fo:text-indent="-0.5in" style:auto-text-indent="false"/>
      <style:text-properties fo:font-weight="normal" officeooo:rsid="000cadc7" officeooo:paragraph-rsid="000cadc7" style:font-weight-asian="normal" style:font-weight-complex="normal"/>
    </style:style>
    <style:style style:name="P8" style:family="paragraph" style:parent-style-name="Table_20_Contents">
      <style:text-properties officeooo:rsid="000c6e16" officeooo:paragraph-rsid="000c6e16"/>
    </style:style>
    <style:style style:name="P9" style:family="paragraph" style:parent-style-name="Table_20_Contents">
      <style:text-properties fo:font-weight="bold" officeooo:rsid="000c6e16" officeooo:paragraph-rsid="000c6e16" style:font-weight-asian="bold" style:font-weight-complex="bold"/>
    </style:style>
    <style:style style:name="P10" style:family="paragraph" style:parent-style-name="Standard" style:master-page-name="Standard">
      <style:paragraph-properties fo:margin-left="0.5in" fo:margin-right="0in" fo:text-indent="-0.5in" style:auto-text-indent="false" style:page-number="auto"/>
      <style:text-properties fo:font-weight="bold" style:font-weight-asian="bold"/>
    </style:style>
    <style:style style:name="P11" style:family="paragraph" style:parent-style-name="Standard">
      <style:paragraph-properties fo:margin-left="0.5in" fo:margin-right="0in" fo:text-indent="-0.5in" style:auto-text-indent="false"/>
    </style:style>
    <style:style style:name="P12" style:family="paragraph" style:parent-style-name="Standard">
      <style:paragraph-properties fo:margin-left="0.5in" fo:margin-right="0in" fo:text-indent="-0.5in" style:auto-text-indent="false"/>
      <style:text-properties fo:font-weight="normal" officeooo:rsid="000b8045" officeooo:paragraph-rsid="000b8045" style:font-weight-asian="normal" style:font-weight-complex="normal"/>
    </style:style>
    <style:style style:name="P13" style:family="paragraph" style:parent-style-name="Standard">
      <style:paragraph-properties fo:margin-left="0.5in" fo:margin-right="0in" fo:text-indent="-0.5in" style:auto-text-indent="false"/>
      <style:text-properties officeooo:rsid="0013b255" officeooo:paragraph-rsid="0013b255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" style:font-name-complex="Courier New1"/>
    </style:style>
    <style:style style:name="T4" style:family="text">
      <style:text-properties officeooo:rsid="000b3dc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d5b0a"/>
    </style:style>
    <style:style style:name="T7" style:family="text">
      <style:text-properties officeooo:rsid="000eb02a"/>
    </style:style>
    <style:style style:name="T8" style:family="text">
      <style:text-properties officeooo:rsid="0011a6a5"/>
    </style:style>
    <style:style style:name="T9" style:family="text">
      <style:text-properties officeooo:rsid="00120cb2"/>
    </style:style>
    <style:style style:name="T10" style:family="text">
      <style:text-properties officeooo:rsid="00144162"/>
    </style:style>
    <style:style style:name="T11" style:family="text"/>
    <style:style style:name="fr1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width="1.9693in" draw:visible-area-height="1.9693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ab 3: Numeric Errors</text:p>
      <text:p text:style-name="P1">Monday, <text:span text:style-name="T7">19 February 2018</text:span></text:p>
      <text:p text:style-name="P13">Due: <text:s/>25 February 2018 at 11:59pm</text:p>
      <text:p text:style-name="P1"/>
      <text:p text:style-name="Standard">We usually say that computers are better than people at "number crunching". <text:s/>But as this lab demonstrates, there are several issues that programmers need to take into account when performing computer arithmetic. <text:s/>During this lab you will investigate the problems of numeric overflow for integer and floating point number representations and precision limitations of floating point number representation. <text:bookmark text:name="_GoBack"/><text:span text:style-name="T8">Any explanation that is asked for in this assignment should be written in the README.md file that is included in your cloned repo. (NOTE for Mac users: Apple decided to represent long numbers with 8 bit words instead of the usual 4 bit words, so any problem dealing with long numbers may take longer to find an overflow than on other computers.)</text:span></text:p>
      <text:p text:style-name="P1"/>
      <text:p text:style-name="P1"><text:span text:style-name="T1">Lab Assignment</text:span>:</text:p>
      <text:p text:style-name="P1"/>
      <text:p text:style-name="P1">0.<text:tab/>Read the <text:span text:style-name="T2">Turn In</text:span>: <text:s/>see instructions at the end of this document.</text:p>
      <text:p text:style-name="P1"/>
      <text:p text:style-name="P1">1.<text:tab/><text:span text:style-name="T10">Create a new project and w</text:span>rite a code segment that repeatedly reads n and computes the sum of the consecutive integers 1 through n:<text:tab/><text:tab/><draw:frame draw:style-name="fr1" draw:name="1" text:anchor-type="as-char" svg:y="-0.3854in" svg:width="0.75in" svg:height="0.472in" draw:z-index="0"><draw:object-ole xlink:href="./Obj100" xlink:type="simple" xlink:show="embed" xlink:actuate="onLoad"/><draw:image xlink:href="./ObjectReplacements/Obj100" xlink:type="simple" xlink:show="embed" xlink:actuate="onLoad"/></draw:frame> </text:p>
      <text:p text:style-name="P1"/>
      <text:p text:style-name="P1"><text:tab/>Use<text:span text:style-name="T1"> type short</text:span> for the consecutive integers and the sum.</text:p>
      <text:p text:style-name="P1"><text:tab/>Report n and the sum.</text:p>
      <text:p text:style-name="P1"/>
      <text:p text:style-name="P1">2.<text:tab/>An overflow error occurs when the result of a computation is larger than the storage for the result can handle. <text:s/>Experiment with several values for the upper limit of the sum (n in the formula). <text:s/>How can you detect an overflow in this process? <text:s/>Report the value of n that produces the overflow. <text:s/>(Hint: try values for n around 250). </text:p>
      <text:p text:style-name="P1"/>
      <text:p text:style-name="P1">3.<text:tab/>Repeat parts 1 and 2 using<text:span text:style-name="T1"> type long</text:span> for the consecutive integers and the sum. <text:s/>Again, test different values for the upper limit and report the value of n that causes an overflow. </text:p>
      <text:p text:style-name="P1"/>
      <text:p text:style-name="P1">4.<text:tab/>Write a function that repeatedly reads n and computes the factorial function, n!, the product of consecutive integers: <text:tab/><text:tab/><text:tab/><draw:frame draw:style-name="fr1" draw:name="2" text:anchor-type="as-char" svg:y="0in" svg:width="1.0189in" svg:height="0.472in" draw:z-index="1"><draw:object-ole xlink:href="./Obj101" xlink:type="simple" xlink:show="embed" xlink:actuate="onLoad"/><draw:image xlink:href="./ObjectReplacements/Obj101" xlink:type="simple" xlink:show="embed" xlink:actuate="onLoad"/></draw:frame></text:p>
      <text:p text:style-name="P1"><text:tab/>Use<text:span text:style-name="T1"> type long</text:span> for the consecutive integers and <text:span text:style-name="T1">type float</text:span> for the product. <text:s/>Experiment with several values for n. <text:s/>How can you detect an overflow in this case? <text:s/>Report the value of n that causes an overflow. </text:p>
      <text:p text:style-name="P1"/>
      <text:p text:style-name="P1">5.<text:tab/>Repeat part 4 using<text:span text:style-name="T1"> type double</text:span> to store the result. What value of n causes an overflow? </text:p>
      <text:p text:style-name="P1"/>
      <text:p text:style-name="P1"><text:soft-page-break/>6.<text:tab/>Here is an example of "strange" floating point number behavior: <text:s/>Write a function, f(n), that computes</text:p>
      <text:p text:style-name="P1"><text:tab/><text:tab/><text:tab/><draw:frame draw:style-name="fr1" draw:name="3" text:anchor-type="as-char" svg:y="0in" svg:width="1.139in" svg:height="0.472in" draw:z-index="2"><draw:object-ole xlink:href="./Obj102" xlink:type="simple" xlink:show="embed" xlink:actuate="onLoad"/><draw:image xlink:href="./ObjectReplacements/Obj102" xlink:type="simple" xlink:show="embed" xlink:actuate="onLoad"/></draw:frame>. </text:p>
      <text:p text:style-name="P1"><text:tab/>Compute the sum by computing and storing the ratio 1/n and then adding up n copies of the ratio. <text:s/>What is the expected value of this function if the computations are exact? <text:s/>Check your expectation with the lab assistant.</text:p>
      <text:p text:style-name="P1"><text:tab/>Try the computation with different values of n and experiment with <text:span text:style-name="T1">float and double as the data types</text:span> to store the ratio (1/n) and the result. <text:s/>Explain the results.</text:p>
      <text:p text:style-name="P1"/>
      <text:p text:style-name="P1">7.<text:tab/>Here is a puzzle. <text:s/>Execute the following piece of code, and explain where and why the numeric error occurs: </text:p>
      <text:p text:style-name="P1"/>
      <text:p text:style-name="P1"><text:tab/><text:span text:style-name="T3">for (float i = 3.4; i &lt; 4.4; i += 0.2) </text:span></text:p>
      <text:p text:style-name="P2"><text:tab/>{ <text:s text:c="2"/></text:p>
      <text:p text:style-name="P2"><text:tab/><text:tab/>cout &lt;&lt; "i = " &lt;&lt; i &lt;&lt; endl;</text:p>
      <text:p text:style-name="P2"><text:tab/>}</text:p>
      <text:p text:style-name="P1"/>
      <text:p text:style-name="P1">8.<text:tab/>Now change the variable i in part 7 to type double. <text:s/>Explain the effect. </text:p>
      <text:p text:style-name="P1"/>
      <text:p text:style-name="P1"/>
      <text:p text:style-name="P3">Turn In:</text:p>
      <text:p text:style-name="P1"/>
      <text:p text:style-name="P1"><text:tab/>Include your answers to the above questions <text:span text:style-name="T9">in the README.md of your repo</text:span>. <text:s/></text:p>
      <text:p text:style-name="P1"><text:tab/>Include your name as a comment in the code. </text:p>
      <text:p text:style-name="P1"><text:tab/><text:span text:style-name="T4">Use the following guideline for naming your file: lab3-&lt;uwyo-username&gt;.cpp (don't write the “&lt;” and “&gt;”, those are used in our field to usually denote a test placeholder) and please include this file in the top level of your repository (same level as your README).</text:span></text:p>
      <text:p text:style-name="P1"/>
      <text:p text:style-name="P4">Grading:</text:p>
      <text:p text:style-name="P4"/>
      <text:p text:style-name="P6"><text:tab/>L3.P1: Sum function written and the <text:span text:style-name="T2">n </text:span>values where overflow occurred for both type short and type long <text:span text:style-name="T6">are reported.</text:span></text:p>
      <text:p text:style-name="P6"><text:tab/>L3.P2: Product function written and the <text:span text:style-name="T2">n</text:span> values where overflow occurred for both type float and type double <text:span text:style-name="T6">are reported.</text:span></text:p>
      <text:p text:style-name="P6"><text:tab/>L3.P3: Code generates the asked for sum and explanation given for Problem 6.</text:p>
      <text:p text:style-name="P6"><text:tab/>L3.P4: Point of numeric error correctly identified and explanation given for both float and double data-types.</text:p>
      <text:p text:style-name="P6"><text:tab/></text:p>
      <text:p text:style-name="P5">Rubric: <text:span text:style-name="T5">(next page)</text:span></text:p>
      <text:p text:style-name="P6"/>
      <text:p text:style-name="P6"/>
      <text:p text:style-name="P6"/>
      <text:p text:style-name="P6"><text:soft-page-break/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9">Point</text:p>
          </table:table-cell>
          <table:table-cell table:style-name="Table1.A1" office:value-type="string">
            <text:p text:style-name="P9">5pts</text:p>
          </table:table-cell>
          <table:table-cell table:style-name="Table1.A1" office:value-type="string">
            <text:p text:style-name="P9">2pts</text:p>
          </table:table-cell>
          <table:table-cell table:style-name="Table1.D1" office:value-type="string">
            <text:p text:style-name="P9">0pts</text:p>
          </table:table-cell>
        </table:table-row>
        <table:table-row>
          <table:table-cell table:style-name="Table1.A2" office:value-type="string">
            <text:p text:style-name="P8">L3.P1</text:p>
          </table:table-cell>
          <table:table-cell table:style-name="Table1.A2" office:value-type="string">
            <text:p text:style-name="P8">Correct code AND values</text:p>
          </table:table-cell>
          <table:table-cell table:style-name="Table1.A2" office:value-type="string">
            <text:p text:style-name="P8">Incorrect code OR values</text:p>
          </table:table-cell>
          <table:table-cell table:style-name="Table1.D2" office:value-type="string">
            <text:p text:style-name="P8">Incorrect code AND values</text:p>
          </table:table-cell>
        </table:table-row>
        <table:table-row>
          <table:table-cell table:style-name="Table1.A2" office:value-type="string">
            <text:p text:style-name="P8">L3.P2</text:p>
          </table:table-cell>
          <table:table-cell table:style-name="Table1.A2" office:value-type="string">
            <text:p text:style-name="P8">Correct code AND values</text:p>
          </table:table-cell>
          <table:table-cell table:style-name="Table1.A2" office:value-type="string">
            <text:p text:style-name="P8">Incorrect code OR values</text:p>
          </table:table-cell>
          <table:table-cell table:style-name="Table1.D2" office:value-type="string">
            <text:p text:style-name="P8">Incorrect code AND values</text:p>
          </table:table-cell>
        </table:table-row>
        <table:table-row>
          <table:table-cell table:style-name="Table1.A2" office:value-type="string">
            <text:p text:style-name="P8">L3.P3</text:p>
          </table:table-cell>
          <table:table-cell table:style-name="Table1.A2" office:value-type="string">
            <text:p text:style-name="P8">Correct code AND explanation</text:p>
          </table:table-cell>
          <table:table-cell table:style-name="Table1.A2" office:value-type="string">
            <text:p text:style-name="P8">Missing code OR explanation</text:p>
          </table:table-cell>
          <table:table-cell table:style-name="Table1.D2" office:value-type="string">
            <text:p text:style-name="P8">Incorrect code AND values</text:p>
          </table:table-cell>
        </table:table-row>
        <table:table-row>
          <table:table-cell table:style-name="Table1.A2" office:value-type="string">
            <text:p text:style-name="P8">L3.P4</text:p>
          </table:table-cell>
          <table:table-cell table:style-name="Table1.A2" office:value-type="string">
            <text:p text:style-name="P8">Correct points of error AND explanation</text:p>
          </table:table-cell>
          <table:table-cell table:style-name="Table1.A2" office:value-type="string">
            <text:p text:style-name="P8">Missing points of error OR explanation</text:p>
          </table:table-cell>
          <table:table-cell table:style-name="Table1.D2" office:value-type="string">
            <text:p text:style-name="P8">Missing points of error AND explanation</text:p>
          </table:table-cell>
        </table:table-row>
      </table:table>
      <text:p text:style-name="P6"/>
      <text:p text:style-name="P7">Total Points: 20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1945in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945in" fo:margin-bottom="0.1945in" loext:contextual-spacing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page-layout style:name="Mpm1">
      <style:page-layout-properties fo:page-width="8.5in" fo:page-height="11in" style:num-format="1" style:print-orientation="portrait" fo:margin-top="0.5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COSC 2030<text:tab/><text:tab/></text:p>
        <text:p text:style-name="Header">Computer Science II<text:tab/><text:tab/>page <text:span text:style-name="page_20_number"><text:page-number text:select-page="current">3</text:page-number></text:span><text:span text:style-name="page_20_number"> of </text:span><text:span text:style-name="page_20_number"><text:page-count>3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b 2: Numeric Errors</dc:title>
    <meta:initial-creator>Thomas Bailey</meta:initial-creator>
    <meta:editing-cycles>17</meta:editing-cycles>
    <meta:print-date>2015-03-04T17:38:00</meta:print-date>
    <meta:creation-date>2017-02-10T22:20:00</meta:creation-date>
    <dc:date>2018-02-19T08:55:43.054563925</dc:date>
    <meta:editing-duration>PT1H32M40S</meta:editing-duration>
    <meta:generator>LibreOffice/4.3.3.2$Linux_X86_64 LibreOffice_project/430m0$Build-2</meta:generator>
    <dc:creator>scrypy </dc:creator>
    <meta:document-statistic meta:table-count="1" meta:image-count="0" meta:object-count="3" meta:page-count="3" meta:paragraph-count="58" meta:word-count="716" meta:character-count="4117" meta:non-whitespace-character-count="3395"/>
    <meta:user-defined meta:name="AppVersion">15.0000</meta:user-defined>
    <meta:user-defined meta:name="Company">University of Wyomin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